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22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1.9335in"/>
    </style:style>
    <style:style style:name="co7" style:family="table-column">
      <style:table-column-properties fo:break-before="auto" style:column-width="1.8472in"/>
    </style:style>
    <style:style style:name="co8" style:family="table-column">
      <style:table-column-properties fo:break-before="auto" style:column-width="0.3429in"/>
    </style:style>
    <style:style style:name="co9" style:family="table-column">
      <style:table-column-properties fo:break-before="auto" style:column-width="0.1819in"/>
    </style:style>
    <style:style style:name="co10" style:family="table-column">
      <style:table-column-properties fo:break-before="auto" style:column-width="4.5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Data Analysis Invoice Example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Variant 1: standard procedure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3" office:value-type="string" calcext:value-type="string">
            <text:p>Variant 2: cheaper in and out-house mailing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scenario a: standard procedure, but reduce invoice return probability from 20 to 5 percent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Before</text:p>
          </table:table-cell>
          <table:table-cell table:style-name="Default" office:value-type="string" calcext:value-type="string">
            <text:p>After</text:p>
          </table:table-cell>
          <table:table-cell/>
          <table:table-cell office:value-type="string" calcext:value-type="string">
            <text:p>Absolute difference</text:p>
          </table:table-cell>
          <table:table-cell office:value-type="string" calcext:value-type="string">
            <text:p>Relative differe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 Trace Cost: </text:p>
          </table:table-cell>
          <table:table-cell office:value-type="float" office:value="0.000571276999999999" calcext:value-type="float">
            <text:p>5.71E-04</text:p>
          </table:table-cell>
          <table:table-cell office:value-type="float" office:value="0.000461922" calcext:value-type="float">
            <text:p>4.62E-04</text:p>
          </table:table-cell>
          <table:table-cell/>
          <table:table-cell table:style-name="ce1" office:value-type="float" office:value="-0.000109355" calcext:value-type="float">
            <text:p>-1.09E-04</text:p>
          </table:table-cell>
          <table:table-cell office:value-type="float" office:value="-19.1422024692049" calcext:value-type="float">
            <text:p>-19.1422024692049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<text:s text:c="4"/>Note SAP number on invoic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Archive </text:p>
          </table:table-cell>
          <table:table-cell table:number-columns-repeated="2" office:value-type="float" office:value="0.00002665" calcext:value-type="float">
            <text:p>2.67E-05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s text:c="4"/>Run payment process 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Attach invoice entry form</text:p>
          </table:table-cell>
          <table:table-cell table:number-columns-repeated="2" office:value-type="float" office:value="0.00000609" calcext:value-type="float">
            <text:p>6.09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Send Payment Report to Client</text:p>
          </table:table-cell>
          <table:table-cell table:number-columns-repeated="2" office:value-type="float" office:value="0.00002665" calcext:value-type="float">
            <text:p>2.6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Return invoice to client -</text:p>
          </table:table-cell>
          <table:table-cell table:number-columns-repeated="2" office:value-type="float" office:value="0.00004665" calcext:value-type="float">
            <text:p>4.67E-05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s text:c="4"/>Invoice returned</text:p>
          </table:table-cell>
          <table:table-cell table:number-columns-repeated="2" office:value-type="float" office:value="0" calcext:value-type="float">
            <text:p>0.00E+00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s text:c="4"/>Return invoice via mail for completion</text:p>
          </table:table-cell>
          <table:table-cell table:number-columns-repeated="2" office:value-type="float" office:value="0.00004665" calcext:value-type="float">
            <text:p>4.67E-05</text:p>
          </table:table-cell>
          <table:table-cell/>
          <table:table-cell table:style-name="ce1"/>
          <table:table-cell table:number-columns-repeated="6"/>
        </table:table-row>
        <table:table-row table:style-name="ro1">
          <table:table-cell office:value-type="string" calcext:value-type="string">
            <text:p><text:s text:c="4"/>invoice archived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Request information via phon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Check completenes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Change status of invoic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Collect and deliver to Master Data Entry Unit</text:p>
          </table:table-cell>
          <table:table-cell table:number-columns-repeated="2" office:value-type="float" office:value="0.00002665" calcext:value-type="float">
            <text:p>2.6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Invoice received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Send to validation officer</text:p>
          </table:table-cell>
          <table:table-cell table:number-columns-repeated="2" office:value-type="float" office:value="0.00002665" calcext:value-type="float">
            <text:p>2.6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Print Report</text:p>
          </table:table-cell>
          <table:table-cell table:number-columns-repeated="2" office:value-type="float" office:value="0.0000061" calcext:value-type="float">
            <text:p>6.10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Batch and send</text:p>
          </table:table-cell>
          <table:table-cell table:number-columns-repeated="2" office:value-type="float" office:value="0.00001" calcext:value-type="float">
            <text:p>1.00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Send Payment Report to Account Receivable</text:p>
          </table:table-cell>
          <table:table-cell table:number-columns-repeated="2" office:value-type="float" office:value="0.00002665" calcext:value-type="float">
            <text:p>2.6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Send to Registry</text:p>
          </table:table-cell>
          <table:table-cell table:number-columns-repeated="2" office:value-type="float" office:value="0.00002665" calcext:value-type="float">
            <text:p>2.6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Generate Payment Report</text:p>
          </table:table-cell>
          <table:table-cell table:number-columns-repeated="2" office:value-type="float" office:value="0.0000061" calcext:value-type="float">
            <text:p>6.10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Check complianc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Generate monthly invoice</text:p>
          </table:table-cell>
          <table:table-cell table:number-columns-repeated="2" office:value-type="float" office:value="0.0000061" calcext:value-type="float">
            <text:p>6.10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Send Payment Report to registry</text:p>
          </table:table-cell>
          <table:table-cell table:number-columns-repeated="2" office:value-type="float" office:value="0.00002665" calcext:value-type="float">
            <text:p>2.67E-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Complete vendor master record request form</text:p>
          </table:table-cell>
          <table:table-cell table:number-columns-repeated="2" office:value-type="float" office:value="0.0000061" calcext:value-type="float">
            <text:p>6.10E-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4"/>Check vendor SAP numbe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scenario b: cheaper in and out-house mailing (0% / 80% / 100%)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Before</text:p>
          </table:table-cell>
          <table:table-cell table:style-name="Default" office:value-type="string" calcext:value-type="string">
            <text:p>After</text:p>
          </table:table-cell>
          <table:table-cell office:value-type="string" calcext:value-type="string">
            <text:p>After complete</text:p>
          </table:table-cell>
          <table:table-cell office:value-type="string" calcext:value-type="string">
            <text:p>Absolute difference</text:p>
          </table:table-cell>
          <table:table-cell office:value-type="string" calcext:value-type="string">
            <text:p>Relative difference</text:p>
          </table:table-cell>
          <table:table-cell office:value-type="string" calcext:value-type="string">
            <text:p>Complete Absolute difference</text:p>
          </table:table-cell>
          <table:table-cell office:value-type="string" calcext:value-type="string">
            <text:p>Complete relative dif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erage Trace Cost: </text:p>
          </table:table-cell>
          <table:table-cell office:value-type="float" office:value="0.000455046" calcext:value-type="float">
            <text:p>4.55E-04</text:p>
          </table:table-cell>
          <table:table-cell office:value-type="float" office:value="0.0001787217" calcext:value-type="float">
            <text:p>1.79E-04</text:p>
          </table:table-cell>
          <table:table-cell table:style-name="ce1" office:value-type="float" office:value="0.0001057102" calcext:value-type="float">
            <text:p>1.06E-04</text:p>
          </table:table-cell>
          <table:table-cell table:style-name="ce1" office:value-type="float" office:value="-0.0002763243" calcext:value-type="float">
            <text:p>-2.76E-04</text:p>
          </table:table-cell>
          <table:table-cell office:value-type="float" office:value="-60.7244762068011" calcext:value-type="float">
            <text:p>-60.7244762068011</text:p>
          </table:table-cell>
          <table:table-cell table:style-name="ce1" office:value-type="float" office:value="-0.0003493358" calcext:value-type="float">
            <text:p>-3.49E-04</text:p>
          </table:table-cell>
          <table:table-cell office:value-type="float" office:value="-76.7693376054289" calcext:value-type="float">
            <text:p>-76.769337605428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<text:s text:c="4"/>Note SAP number on invoic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Archive </text:p>
          </table:table-cell>
          <table:table-cell office:value-type="float" office:value="0.00002665" calcext:value-type="float">
            <text:p>2.67E-05</text:p>
          </table:table-cell>
          <table:table-cell office:value-type="float" office:value="0.00000927965116279071" calcext:value-type="float">
            <text:p>9.28E-06</text:p>
          </table:table-cell>
          <table:table-cell table:style-name="ce1" office:value-type="float" office:value="0.00000500000000000001" calcext:value-type="float">
            <text:p>5.00E-06</text:p>
          </table:table-cell>
          <table:table-cell table:style-name="ce1" office:value-type="float" office:value="-0.0000173703488372093" calcext:value-type="float">
            <text:p>-1.74E-05</text:p>
          </table:table-cell>
          <table:table-cell office:value-type="float" office:value="-65.179545355382" calcext:value-type="float">
            <text:p>-65.179545355382</text:p>
          </table:table-cell>
          <table:table-cell table:style-name="ce1" office:value-type="float" office:value="-0.00002165" calcext:value-type="float">
            <text:p>-2.17E-05</text:p>
          </table:table-cell>
          <table:table-cell office:value-type="float" office:value="-81.2382739212007" calcext:value-type="float">
            <text:p>-81.2382739212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Run payment process 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Attach invoice entry form</text:p>
          </table:table-cell>
          <table:table-cell office:value-type="float" office:value="0.00000609" calcext:value-type="float">
            <text:p>6.09E-06</text:p>
          </table:table-cell>
          <table:table-cell office:value-type="float" office:value="0.00000493799999999999" calcext:value-type="float">
            <text:p>4.94E-06</text:p>
          </table:table-cell>
          <table:table-cell table:style-name="ce1" office:value-type="float" office:value="0.00000464999999999999" calcext:value-type="float">
            <text:p>4.65E-06</text:p>
          </table:table-cell>
          <table:table-cell table:style-name="ce1" office:value-type="float" office:value="-0.00000115200000000001" calcext:value-type="float">
            <text:p>-1.15E-06</text:p>
          </table:table-cell>
          <table:table-cell office:value-type="float" office:value="-18.9162561576357" calcext:value-type="float">
            <text:p>-18.9162561576357</text:p>
          </table:table-cell>
          <table:table-cell table:style-name="ce1" office:value-type="float" office:value="-0.00000144000000000001" calcext:value-type="float">
            <text:p>-1.44E-06</text:p>
          </table:table-cell>
          <table:table-cell office:value-type="float" office:value="-23.6453201970445" calcext:value-type="float">
            <text:p>-23.64532019704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Send Payment Report to Client</text:p>
          </table:table-cell>
          <table:table-cell office:value-type="float" office:value="0.00002665" calcext:value-type="float">
            <text:p>2.67E-05</text:p>
          </table:table-cell>
          <table:table-cell office:value-type="float" office:value="0.00000927965116279071" calcext:value-type="float">
            <text:p>9.28E-06</text:p>
          </table:table-cell>
          <table:table-cell table:style-name="ce1" office:value-type="float" office:value="0.00000500000000000001" calcext:value-type="float">
            <text:p>5.00E-06</text:p>
          </table:table-cell>
          <table:table-cell table:style-name="ce1" office:value-type="float" office:value="-0.0000173703488372093" calcext:value-type="float">
            <text:p>-1.74E-05</text:p>
          </table:table-cell>
          <table:table-cell office:value-type="float" office:value="-65.179545355382" calcext:value-type="float">
            <text:p>-65.179545355382</text:p>
          </table:table-cell>
          <table:table-cell table:style-name="ce1" office:value-type="float" office:value="-0.00002165" calcext:value-type="float">
            <text:p>-2.17E-05</text:p>
          </table:table-cell>
          <table:table-cell office:value-type="float" office:value="-81.2382739212007" calcext:value-type="float">
            <text:p>-81.2382739212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Return invoice to client -</text:p>
          </table:table-cell>
          <table:table-cell office:value-type="float" office:value="0.0004665" calcext:value-type="float">
            <text:p>4.67E-04</text:p>
          </table:table-cell>
          <table:table-cell office:value-type="float" office:value="0.00002665" calcext:value-type="float">
            <text:p>2.67E-05</text:p>
          </table:table-cell>
          <table:table-cell table:style-name="ce1" office:value-type="float" office:value="0.00002665" calcext:value-type="float">
            <text:p>2.67E-05</text:p>
          </table:table-cell>
          <table:table-cell table:style-name="ce1" office:value-type="float" office:value="-0.00043985" calcext:value-type="float">
            <text:p>-4.40E-04</text:p>
          </table:table-cell>
          <table:table-cell office:value-type="float" office:value="-94.2872454448017" calcext:value-type="float">
            <text:p>-94.2872454448017</text:p>
          </table:table-cell>
          <table:table-cell table:style-name="ce1" office:value-type="float" office:value="-0.00043985" calcext:value-type="float">
            <text:p>-4.40E-04</text:p>
          </table:table-cell>
          <table:table-cell office:value-type="float" office:value="-94.2872454448017" calcext:value-type="float">
            <text:p>-94.2872454448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Invoice returned</text:p>
          </table:table-cell>
          <table:table-cell table:number-columns-repeated="2" office:value-type="float" office:value="0" calcext:value-type="float">
            <text:p>0.00E+0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.00E+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Return invoice via mail for completion</text:p>
          </table:table-cell>
          <table:table-cell office:value-type="float" office:value="0.0004665" calcext:value-type="float">
            <text:p>4.67E-04</text:p>
          </table:table-cell>
          <table:table-cell office:value-type="float" office:value="0.000215157142857143" calcext:value-type="float">
            <text:p>2.15E-04</text:p>
          </table:table-cell>
          <table:table-cell table:style-name="ce1" office:value-type="float" office:value="0.00002665" calcext:value-type="float">
            <text:p>2.67E-05</text:p>
          </table:table-cell>
          <table:table-cell table:style-name="ce1" office:value-type="float" office:value="-0.000251342857142857" calcext:value-type="float">
            <text:p>-2.51E-04</text:p>
          </table:table-cell>
          <table:table-cell office:value-type="float" office:value="-53.8784259684581" calcext:value-type="float">
            <text:p>-53.8784259684581</text:p>
          </table:table-cell>
          <table:table-cell table:style-name="ce1" office:value-type="float" office:value="-0.00043985" calcext:value-type="float">
            <text:p>-4.40E-04</text:p>
          </table:table-cell>
          <table:table-cell office:value-type="float" office:value="-94.2872454448017" calcext:value-type="float">
            <text:p>-94.2872454448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invoice archived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Request information via phon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Check completeness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Change status of invoic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Collect and deliver to Master Data Entry Unit</text:p>
          </table:table-cell>
          <table:table-cell office:value-type="float" office:value="0.00002665" calcext:value-type="float">
            <text:p>2.67E-05</text:p>
          </table:table-cell>
          <table:table-cell office:value-type="float" office:value="0.00000833076923076923" calcext:value-type="float">
            <text:p>8.33E-06</text:p>
          </table:table-cell>
          <table:table-cell table:style-name="ce1" office:value-type="float" office:value="0.000005" calcext:value-type="float">
            <text:p>5.00E-06</text:p>
          </table:table-cell>
          <table:table-cell table:style-name="ce1" office:value-type="float" office:value="-0.0000183192307692308" calcext:value-type="float">
            <text:p>-1.83E-05</text:p>
          </table:table-cell>
          <table:table-cell office:value-type="float" office:value="-68.7400779333237" calcext:value-type="float">
            <text:p>-68.7400779333237</text:p>
          </table:table-cell>
          <table:table-cell table:style-name="ce1" office:value-type="float" office:value="-0.00002165" calcext:value-type="float">
            <text:p>-2.17E-05</text:p>
          </table:table-cell>
          <table:table-cell office:value-type="float" office:value="-81.2382739212008" calcext:value-type="float">
            <text:p>-81.23827392120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Invoice received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Send to validation officer</text:p>
          </table:table-cell>
          <table:table-cell office:value-type="float" office:value="0.00002665" calcext:value-type="float">
            <text:p>2.67E-05</text:p>
          </table:table-cell>
          <table:table-cell office:value-type="float" office:value="0.00000927965116279071" calcext:value-type="float">
            <text:p>9.28E-06</text:p>
          </table:table-cell>
          <table:table-cell table:style-name="ce1" office:value-type="float" office:value="0.00000500000000000001" calcext:value-type="float">
            <text:p>5.00E-06</text:p>
          </table:table-cell>
          <table:table-cell table:style-name="ce1" office:value-type="float" office:value="-0.0000173703488372093" calcext:value-type="float">
            <text:p>-1.74E-05</text:p>
          </table:table-cell>
          <table:table-cell office:value-type="float" office:value="-65.179545355382" calcext:value-type="float">
            <text:p>-65.179545355382</text:p>
          </table:table-cell>
          <table:table-cell table:style-name="ce1" office:value-type="float" office:value="-0.00002165" calcext:value-type="float">
            <text:p>-2.17E-05</text:p>
          </table:table-cell>
          <table:table-cell office:value-type="float" office:value="-81.2382739212007" calcext:value-type="float">
            <text:p>-81.2382739212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Print Report</text:p>
          </table:table-cell>
          <table:table-cell office:value-type="float" office:value="0.0000061" calcext:value-type="float">
            <text:p>6.10E-06</text:p>
          </table:table-cell>
          <table:table-cell office:value-type="float" office:value="0.00000494866279069767" calcext:value-type="float">
            <text:p>4.95E-06</text:p>
          </table:table-cell>
          <table:table-cell table:style-name="ce1" office:value-type="float" office:value="0.000004665" calcext:value-type="float">
            <text:p>4.67E-06</text:p>
          </table:table-cell>
          <table:table-cell table:style-name="ce1" office:value-type="float" office:value="-0.00000115133720930232" calcext:value-type="float">
            <text:p>-1.15E-06</text:p>
          </table:table-cell>
          <table:table-cell office:value-type="float" office:value="-18.874380480366" calcext:value-type="float">
            <text:p>-18.874380480366</text:p>
          </table:table-cell>
          <table:table-cell table:style-name="ce1" office:value-type="float" office:value="-0.000001435" calcext:value-type="float">
            <text:p>-1.44E-06</text:p>
          </table:table-cell>
          <table:table-cell office:value-type="float" office:value="-23.5245901639344" calcext:value-type="float">
            <text:p>-23.52459016393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Batch and send</text:p>
          </table:table-cell>
          <table:table-cell office:value-type="float" office:value="0.00001" calcext:value-type="float">
            <text:p>1.00E-05</text:p>
          </table:table-cell>
          <table:table-cell office:value-type="float" office:value="0.00000598837209302327" calcext:value-type="float">
            <text:p>5.99E-06</text:p>
          </table:table-cell>
          <table:table-cell table:style-name="ce1" office:value-type="float" office:value="0.00000500000000000001" calcext:value-type="float">
            <text:p>5.00E-06</text:p>
          </table:table-cell>
          <table:table-cell table:style-name="ce1" office:value-type="float" office:value="-0.00000401162790697675" calcext:value-type="float">
            <text:p>-4.01E-06</text:p>
          </table:table-cell>
          <table:table-cell office:value-type="float" office:value="-40.1162790697674" calcext:value-type="float">
            <text:p>-40.1162790697674</text:p>
          </table:table-cell>
          <table:table-cell table:style-name="ce1" office:value-type="float" office:value="-0.00000500000000000001" calcext:value-type="float">
            <text:p>-5.00E-06</text:p>
          </table:table-cell>
          <table:table-cell office:value-type="float" office:value="-50" calcext:value-type="float">
            <text:p>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Send Payment Report to Account Receivable</text:p>
          </table:table-cell>
          <table:table-cell office:value-type="float" office:value="0.00002665" calcext:value-type="float">
            <text:p>2.67E-05</text:p>
          </table:table-cell>
          <table:table-cell office:value-type="float" office:value="0.00000927965116279071" calcext:value-type="float">
            <text:p>9.28E-06</text:p>
          </table:table-cell>
          <table:table-cell table:style-name="ce1" office:value-type="float" office:value="0.00000500000000000001" calcext:value-type="float">
            <text:p>5.00E-06</text:p>
          </table:table-cell>
          <table:table-cell table:style-name="ce1" office:value-type="float" office:value="-0.0000173703488372093" calcext:value-type="float">
            <text:p>-1.74E-05</text:p>
          </table:table-cell>
          <table:table-cell office:value-type="float" office:value="-65.179545355382" calcext:value-type="float">
            <text:p>-65.179545355382</text:p>
          </table:table-cell>
          <table:table-cell table:style-name="ce1" office:value-type="float" office:value="-0.00002165" calcext:value-type="float">
            <text:p>-2.17E-05</text:p>
          </table:table-cell>
          <table:table-cell office:value-type="float" office:value="-81.2382739212007" calcext:value-type="float">
            <text:p>-81.2382739212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Send to Registry</text:p>
          </table:table-cell>
          <table:table-cell office:value-type="float" office:value="0.00002665" calcext:value-type="float">
            <text:p>2.67E-05</text:p>
          </table:table-cell>
          <table:table-cell office:value-type="float" office:value="0.00000927965116279071" calcext:value-type="float">
            <text:p>9.28E-06</text:p>
          </table:table-cell>
          <table:table-cell table:style-name="ce1" office:value-type="float" office:value="0.00000500000000000001" calcext:value-type="float">
            <text:p>5.00E-06</text:p>
          </table:table-cell>
          <table:table-cell table:style-name="ce1" office:value-type="float" office:value="-0.0000173703488372093" calcext:value-type="float">
            <text:p>-1.74E-05</text:p>
          </table:table-cell>
          <table:table-cell office:value-type="float" office:value="-65.179545355382" calcext:value-type="float">
            <text:p>-65.179545355382</text:p>
          </table:table-cell>
          <table:table-cell table:style-name="ce1" office:value-type="float" office:value="-0.00002165" calcext:value-type="float">
            <text:p>-2.17E-05</text:p>
          </table:table-cell>
          <table:table-cell office:value-type="float" office:value="-81.2382739212007" calcext:value-type="float">
            <text:p>-81.2382739212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Generate Payment Report</text:p>
          </table:table-cell>
          <table:table-cell office:value-type="float" office:value="0.0000061" calcext:value-type="float">
            <text:p>6.10E-06</text:p>
          </table:table-cell>
          <table:table-cell office:value-type="float" office:value="0.00000493662790697674" calcext:value-type="float">
            <text:p>4.94E-06</text:p>
          </table:table-cell>
          <table:table-cell table:style-name="ce1" office:value-type="float" office:value="0.00000464999999999999" calcext:value-type="float">
            <text:p>4.65E-06</text:p>
          </table:table-cell>
          <table:table-cell table:style-name="ce1" office:value-type="float" office:value="-0.00000116337209302326" calcext:value-type="float">
            <text:p>-1.16E-06</text:p>
          </table:table-cell>
          <table:table-cell office:value-type="float" office:value="-19.071673656119" calcext:value-type="float">
            <text:p>-19.071673656119</text:p>
          </table:table-cell>
          <table:table-cell table:style-name="ce1" office:value-type="float" office:value="-0.00000145" calcext:value-type="float">
            <text:p>-1.45E-06</text:p>
          </table:table-cell>
          <table:table-cell office:value-type="float" office:value="-23.7704918032788" calcext:value-type="float">
            <text:p>-23.7704918032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Check compliance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Generate monthly invoice</text:p>
          </table:table-cell>
          <table:table-cell office:value-type="float" office:value="0.0000061" calcext:value-type="float">
            <text:p>6.10E-06</text:p>
          </table:table-cell>
          <table:table-cell office:value-type="float" office:value="0.00000493662790697674" calcext:value-type="float">
            <text:p>4.94E-06</text:p>
          </table:table-cell>
          <table:table-cell table:style-name="ce1" office:value-type="float" office:value="0.00000464999999999999" calcext:value-type="float">
            <text:p>4.65E-06</text:p>
          </table:table-cell>
          <table:table-cell table:style-name="ce1" office:value-type="float" office:value="-0.00000116337209302326" calcext:value-type="float">
            <text:p>-1.16E-06</text:p>
          </table:table-cell>
          <table:table-cell office:value-type="float" office:value="-19.071673656119" calcext:value-type="float">
            <text:p>-19.071673656119</text:p>
          </table:table-cell>
          <table:table-cell table:style-name="ce1" office:value-type="float" office:value="-0.00000145" calcext:value-type="float">
            <text:p>-1.45E-06</text:p>
          </table:table-cell>
          <table:table-cell office:value-type="float" office:value="-23.7704918032788" calcext:value-type="float">
            <text:p>-23.77049180327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Send Payment Report to registry</text:p>
          </table:table-cell>
          <table:table-cell office:value-type="float" office:value="0.00002665" calcext:value-type="float">
            <text:p>2.67E-05</text:p>
          </table:table-cell>
          <table:table-cell office:value-type="float" office:value="0.00000927965116279071" calcext:value-type="float">
            <text:p>9.28E-06</text:p>
          </table:table-cell>
          <table:table-cell table:style-name="ce1" office:value-type="float" office:value="0.00000500000000000001" calcext:value-type="float">
            <text:p>5.00E-06</text:p>
          </table:table-cell>
          <table:table-cell table:style-name="ce1" office:value-type="float" office:value="-0.0000173703488372093" calcext:value-type="float">
            <text:p>-1.74E-05</text:p>
          </table:table-cell>
          <table:table-cell office:value-type="float" office:value="-65.179545355382" calcext:value-type="float">
            <text:p>-65.179545355382</text:p>
          </table:table-cell>
          <table:table-cell table:style-name="ce1" office:value-type="float" office:value="-0.00002165" calcext:value-type="float">
            <text:p>-2.17E-05</text:p>
          </table:table-cell>
          <table:table-cell office:value-type="float" office:value="-81.2382739212007" calcext:value-type="float">
            <text:p>-81.23827392120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Complete vendor master record request form</text:p>
          </table:table-cell>
          <table:table-cell office:value-type="float" office:value="0.0000061" calcext:value-type="float">
            <text:p>6.10E-06</text:p>
          </table:table-cell>
          <table:table-cell office:value-type="float" office:value="0.00000487307692307692" calcext:value-type="float">
            <text:p>4.87E-06</text:p>
          </table:table-cell>
          <table:table-cell table:style-name="ce1" office:value-type="float" office:value="0.00000465" calcext:value-type="float">
            <text:p>4.65E-06</text:p>
          </table:table-cell>
          <table:table-cell table:style-name="ce1" office:value-type="float" office:value="-0.00000122692307692308" calcext:value-type="float">
            <text:p>-1.23E-06</text:p>
          </table:table-cell>
          <table:table-cell office:value-type="float" office:value="-20.1134930643127" calcext:value-type="float">
            <text:p>-20.1134930643127</text:p>
          </table:table-cell>
          <table:table-cell table:style-name="ce1" office:value-type="float" office:value="-0.00000145" calcext:value-type="float">
            <text:p>-1.45E-06</text:p>
          </table:table-cell>
          <table:table-cell office:value-type="float" office:value="-23.7704918032787" calcext:value-type="float">
            <text:p>-23.7704918032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4"/>Check vendor SAP numbe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2:10:37.208775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14:56:47.391354161</meta:creation-date>
    <dc:date>2022-06-01T14:09:59.241126320</dc:date>
    <meta:editing-duration>PT1H54M42S</meta:editing-duration>
    <meta:editing-cycles>26</meta:editing-cycles>
    <meta:generator>LibreOffice/6.4.7.2$Linux_X86_64 LibreOffice_project/40$Build-2</meta:generator>
    <meta:document-statistic meta:table-count="1" meta:cell-count="304" meta:object-count="0"/>
  </office:meta>
</office:document-meta>
</file>